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8c6" officeooo:paragraph-rsid="001ed8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«key»: «afgt3532&amp;2hd»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1:41:28.979211655</meta:creation-date>
    <meta:generator>LibreOffice/7.3.7.2$Linux_X86_64 LibreOffice_project/30$Build-2</meta:generator>
    <dc:date>2023-11-07T21:42:44.765585443</dc:date>
    <meta:editing-duration>PT1M16S</meta:editing-duration>
    <meta:editing-cycles>1</meta:editing-cycles>
    <meta:document-statistic meta:table-count="0" meta:image-count="0" meta:object-count="0" meta:page-count="1" meta:paragraph-count="3" meta:word-count="4" meta:character-count="23" meta:non-whitespace-character-count="22"/>
  </office:meta>
</office:document-meta>
</file>